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Courier" svg:font-family="Courier" style:font-family-generic="modern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6cm"/>
    </style:style>
    <style:style style:name="co2" style:family="table-column">
      <style:table-column-properties fo:break-before="auto" style:column-width="9.73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2.171cm"/>
    </style:style>
    <style:style style:name="co5" style:family="table-column">
      <style:table-column-properties fo:break-before="auto" style:column-width="11.0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cm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name-asian="Arial" style:font-name-complex="Arial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INNODB_BUFFER_POOL_INSTA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2" office:value-type="string" calcext:value-type="string">
            <text:p>COMMAND-LINE FORMAT</text:p>
          </table:table-cell>
          <table:table-cell table:style-name="ce3" office:value-type="string" calcext:value-type="string">
            <text:p>--INNODB-BUFFER-POOL-INSTANCES=#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YSTEM VARIABLE INNODB_BUFFER_POOL_INSTANCES</text:p>
          </table:table-cell>
          <table:table-cell table:style-name="ce3" office:value-type="string" calcext:value-type="string">
            <text:p>INNODB_BUFFER_POOL_INSTANC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OPE</text:p>
          </table:table-cell>
          <table:table-cell table:style-name="ce3" office:value-type="string" calcext:value-type="string">
            <text:p>GLOB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style-name="ce3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T_VAR</text:p>
          </table:table-cell>
          <table:table-cell table:style-name="ce3" office:value-type="string" calcext:value-type="string">
            <text:p>HINT APPLIES 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AULT VALUE</text:p>
          </table:table-cell>
          <table:table-cell table:style-name="ce3" office:value-type="string" calcext:value-type="string">
            <text:p>(OTHER) 8 (OR 1 IF INNODB_BUFFER_POOL_SIZE &lt; 1G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AULT VALUE (WINDOWS, 32 - BIT PLATFORMS)</text:p>
          </table:table-cell>
          <table:table-cell table:style-name="ce3" office:value-type="string" calcext:value-type="string">
            <text:p>(AUTOSIZED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IMUM VALU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IMUM VALUE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NODB_BUFFER_POOL_CHUNK_SIZE" table:style-name="ta1">
        <table:table-column table:style-name="co1" table:default-cell-style-name="ce1"/>
        <table:table-column table:style-name="co4" table:default-cell-style-name="ce1"/>
        <table:table-column table:style-name="co3" table:number-columns-repeated="1022" table:default-cell-style-name="ce1"/>
        <table:table-row table:style-name="ro1">
          <table:table-cell table:style-name="ce2" office:value-type="string" calcext:value-type="string">
            <text:p>COMMAND-LINE FORMAT</text:p>
          </table:table-cell>
          <table:table-cell table:style-name="ce3" office:value-type="string" calcext:value-type="string">
            <text:p>--INNODB-BUFFER-POOL-CHUNK-SIZE=#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YSTEM VARIABLE INNODB_BUFFER_POOL_INSTANCES</text:p>
          </table:table-cell>
          <table:table-cell table:style-name="ce3" office:value-type="string" calcext:value-type="string">
            <text:p>INNODB_BUFFER_POOL_CHUNK_SIZ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OPE</text:p>
          </table:table-cell>
          <table:table-cell table:style-name="ce3" office:value-type="string" calcext:value-type="string">
            <text:p>GLOB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style-name="ce3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T_VAR</text:p>
          </table:table-cell>
          <table:table-cell table:style-name="ce3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AULT VALUE</text:p>
          </table:table-cell>
          <table:table-cell table:style-name="ce3" office:value-type="float" office:value="134217728" calcext:value-type="float">
            <text:p>1342177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IMUM VALUE</text:p>
          </table:table-cell>
          <table:table-cell table:style-name="ce3" office:value-type="float" office:value="1048576" calcext:value-type="float">
            <text:p>104857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IMUM VALUE</text:p>
          </table:table-cell>
          <table:table-cell table:style-name="ce3" office:value-type="string" calcext:value-type="string">
            <text:p>INNODB_BUFFER_POOL_SIZE / INNODB_BUFFER_POOL_INSTANCES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NODB_BUFFER_POOL_SIZE" table:style-name="ta1">
        <table:table-column table:style-name="co5" table:default-cell-style-name="ce1"/>
        <table:table-column table:style-name="co4" table:default-cell-style-name="ce1"/>
        <table:table-column table:style-name="co3" table:number-columns-repeated="1022" table:default-cell-style-name="ce1"/>
        <table:table-row table:style-name="ro1">
          <table:table-cell table:style-name="ce2" office:value-type="string" calcext:value-type="string">
            <text:p>COMMAND-LINE FORMAT</text:p>
          </table:table-cell>
          <table:table-cell table:style-name="ce3" office:value-type="string" calcext:value-type="string">
            <text:p>--INNODB-BUFFER-POOL-SIZE=#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YSTEM VARIABLE</text:p>
          </table:table-cell>
          <table:table-cell table:style-name="ce3" office:value-type="string" calcext:value-type="string">
            <text:p>INNODB_BUFFER_POOL_SIZ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OPE</text:p>
          </table:table-cell>
          <table:table-cell table:style-name="ce3" office:value-type="string" calcext:value-type="string">
            <text:p>GLOB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style-name="ce3" office:value-type="string" calcext:value-type="string">
            <text:p>Y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T_VAR <text:span text:style-name="T1">HINT APPLIES</text:span></text:p>
          </table:table-cell>
          <table:table-cell table:style-name="ce3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INTEG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FAULT VALUE</text:p>
          </table:table-cell>
          <table:table-cell table:style-name="ce7" office:value-type="float" office:value="134217728" calcext:value-type="float">
            <text:p>1342177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NIMUM VALUE</text:p>
          </table:table-cell>
          <table:table-cell table:style-name="ce7" office:value-type="float" office:value="5242880" calcext:value-type="float">
            <text:p>5242880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XIMUM VALUE <text:span text:style-name="T1">(64-BIT</text:span></text:p>
            <text:p><text:span text:style-name="T1">PLATFORMS)</text:span></text:p>
          </table:table-cell>
          <table:table-cell table:style-name="ce7" office:value-type="string" calcext:value-type="string">
            <text:p>2**64-1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XIMUM VALUE <text:span text:style-name="T1">(32-BIT</text:span></text:p>
            <text:p><text:span text:style-name="T1">PLATFORMS)</text:span></text:p>
          </table:table-cell>
          <table:table-cell table:style-name="ce7" office:value-type="string" calcext:value-type="string">
            <text:p>2**32-1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Courier" svg:font-family="Courier" style:font-family-generic="modern"/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creation-date>2021-01-17T11:24:31Z</meta:creation-date>
    <dc:date>2021-01-20T09:08:22.337000000</dc:date>
    <meta:editing-cycles>2</meta:editing-cycles>
    <meta:editing-duration>PT43M52S</meta:editing-duration>
    <meta:document-statistic meta:table-count="3" meta:cell-count="58" meta:object-count="0"/>
  </office:meta>
</office:document-meta>
</file>